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0083in" text:min-label-width="0.25in" text:list-level-position-and-space-mode="label-alignment">
          <style:list-level-label-alignment text:label-followed-by="listtab" fo:margin-left="0.2583in" fo:text-indent="-0.25in"/>
        </style:list-level-properties>
      </text:list-level-style-number>
      <text:list-level-style-bullet text:level="2" text:style-name="WW_CharLFO1LVL2" text:bullet-char="•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</text:list-level-style-bullet>
      <text:list-level-style-bullet text:level="3" text:style-name="WW_CharLFO1LVL3" text:bullet-char="•">
        <style:list-level-properties text:space-before="1.1125in" text:min-label-width="0.25in" text:list-level-position-and-space-mode="label-alignment">
          <style:list-level-label-alignment text:label-followed-by="listtab" fo:margin-left="1.3625in" fo:text-indent="-0.25in"/>
        </style:list-level-properties>
      </text:list-level-style-bullet>
      <text:list-level-style-bullet text:level="4" text:style-name="WW_CharLFO1LVL4" text:bullet-char="•">
        <style:list-level-properties text:space-before="1.6618in" text:min-label-width="0.25in" text:list-level-position-and-space-mode="label-alignment">
          <style:list-level-label-alignment text:label-followed-by="listtab" fo:margin-left="1.9118in" fo:text-indent="-0.25in"/>
        </style:list-level-properties>
      </text:list-level-style-bullet>
      <text:list-level-style-bullet text:level="5" text:style-name="WW_CharLFO1LVL5" text:bullet-char="•">
        <style:list-level-properties text:space-before="2.2111in" text:min-label-width="0.25in" text:list-level-position-and-space-mode="label-alignment">
          <style:list-level-label-alignment text:label-followed-by="listtab" fo:margin-left="2.4611in" fo:text-indent="-0.25in"/>
        </style:list-level-properties>
      </text:list-level-style-bullet>
      <text:list-level-style-bullet text:level="6" text:style-name="WW_CharLFO1LVL6" text:bullet-char="•">
        <style:list-level-properties text:space-before="2.7611in" text:min-label-width="0.25in" text:list-level-position-and-space-mode="label-alignment">
          <style:list-level-label-alignment text:label-followed-by="listtab" fo:margin-left="3.0111in" fo:text-indent="-0.25in"/>
        </style:list-level-properties>
      </text:list-level-style-bullet>
      <text:list-level-style-bullet text:level="7" text:style-name="WW_CharLFO1LVL7" text:bullet-char="•">
        <style:list-level-properties text:space-before="3.3104in" text:min-label-width="0.25in" text:list-level-position-and-space-mode="label-alignment">
          <style:list-level-label-alignment text:label-followed-by="listtab" fo:margin-left="3.5604in" fo:text-indent="-0.25in"/>
        </style:list-level-properties>
      </text:list-level-style-bullet>
      <text:list-level-style-bullet text:level="8" text:style-name="WW_CharLFO1LVL8" text:bullet-char="•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</text:list-level-style-bullet>
      <text:list-level-style-bullet text:level="9" text:style-name="WW_CharLFO1LVL9" text:bullet-char="•">
        <style:list-level-properties text:space-before="4.409in" text:min-label-width="0.25in" text:list-level-position-and-space-mode="label-alignment">
          <style:list-level-label-alignment text:label-followed-by="listtab" fo:margin-left="4.659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2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2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2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2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2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2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2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2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4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4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4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4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4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4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4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4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5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5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5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5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5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5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5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5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6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6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6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6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6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6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6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6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7">
      <text:list-level-style-number text:level="1" text:style-name="WW_CharLFO7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7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7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7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7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7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7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7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7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8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8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8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8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8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8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8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8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2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2" fo:orphans="2" fo:break-before="page"/>
    </style:style>
    <style:style style:name="T4" style:parent-style-name="DefaultParagraphFont" style:family="text">
      <style:text-properties style:font-name="CIDFont+F1" style:font-name-asian="Calibri" style:font-name-complex="CIDFont+F1"/>
    </style:style>
    <style:style style:name="T5" style:parent-style-name="DefaultParagraphFont" style:family="text">
      <style:text-properties style:font-name="CIDFont+F1" style:font-name-asian="Calibri" style:font-name-complex="CIDFont+F1" fo:background-color="#FFFF00"/>
    </style:style>
    <style:style style:name="P6" style:parent-style-name="Normal" style:family="paragraph">
      <style:paragraph-properties fo:widows="2" fo:orphans="2"/>
      <style:text-properties style:font-name="CIDFont+F1" style:font-name-asian="Calibri" style:font-name-complex="CIDFont+F1"/>
    </style:style>
    <style:style style:name="P7" style:parent-style-name="Normal" style:family="paragraph">
      <style:paragraph-properties fo:widows="2" fo:orphans="2"/>
      <style:text-properties style:font-name="CIDFont+F1" style:font-name-asian="Calibri" style:font-name-complex="CIDFont+F1" fo:font-weight="bold" style:font-weight-asian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widows="2" fo:orphans="2"/>
      <style:text-properties style:font-name="CIDFont+F1" style:font-name-asian="Calibri" style:font-name-complex="CIDFont+F1"/>
    </style:style>
    <style:style style:name="P9" style:parent-style-name="ListParagraph" style:list-style-name="LFO3" style:family="paragraph">
      <style:paragraph-properties fo:margin-top="0.0319in" fo:line-height="106%" fo:margin-right="0.5208in">
        <style:tab-stops>
          <style:tab-stop style:type="left" style:position="0in"/>
        </style:tab-stops>
      </style:paragraph-properties>
    </style:style>
    <style:style style:name="T10" style:parent-style-name="DefaultParagraphFont" style:family="text">
      <style:text-properties fo:letter-spacing="-0.0027in"/>
    </style:style>
    <style:style style:name="T11" style:parent-style-name="DefaultParagraphFont" style:family="text">
      <style:text-properties fo:letter-spacing="-0.0041in"/>
    </style:style>
    <style:style style:name="T12" style:parent-style-name="DefaultParagraphFont" style:family="text">
      <style:text-properties fo:letter-spacing="-0.0013in"/>
    </style:style>
    <style:style style:name="T13" style:parent-style-name="DefaultParagraphFont" style:family="text">
      <style:text-properties fo:letter-spacing="-0.0027in"/>
    </style:style>
    <style:style style:name="P14" style:parent-style-name="ListParagraph" style:list-style-name="LFO3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15" style:parent-style-name="ListParagraph" style:list-style-name="LFO3" style:family="paragraph">
      <style:paragraph-properties fo:margin-top="0.0138in">
        <style:tab-stops>
          <style:tab-stop style:type="left" style:position="0in"/>
        </style:tab-stops>
      </style:paragraph-properties>
      <style:text-properties fo:background-color="#FFFF00"/>
    </style:style>
    <style:style style:name="P16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17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18" style:parent-style-name="DefaultParagraphFont" style:family="text">
      <style:text-properties fo:letter-spacing="-0.0027in"/>
    </style:style>
    <style:style style:name="T19" style:parent-style-name="DefaultParagraphFont" style:family="text">
      <style:text-properties fo:letter-spacing="0.0013in"/>
    </style:style>
    <style:style style:name="T20" style:parent-style-name="DefaultParagraphFont" style:family="text">
      <style:text-properties fo:letter-spacing="-0.0013in"/>
    </style:style>
    <style:style style:name="T21" style:parent-style-name="DefaultParagraphFont" style:family="text">
      <style:text-properties fo:letter-spacing="-0.0013in"/>
    </style:style>
    <style:style style:name="T22" style:parent-style-name="DefaultParagraphFont" style:family="text">
      <style:text-properties fo:letter-spacing="-0.0013in"/>
    </style:style>
    <style:style style:name="P23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24" style:parent-style-name="DefaultParagraphFont" style:family="text">
      <style:text-properties fo:letter-spacing="-0.0034in"/>
    </style:style>
    <style:style style:name="T25" style:parent-style-name="DefaultParagraphFont" style:family="text">
      <style:text-properties fo:letter-spacing="-0.0006in"/>
    </style:style>
    <style:style style:name="T26" style:parent-style-name="DefaultParagraphFont" style:family="text">
      <style:text-properties fo:letter-spacing="-0.0013in"/>
    </style:style>
    <style:style style:name="P27" style:parent-style-name="BodyText" style:family="paragraph">
      <style:paragraph-properties fo:margin-top="0.0027in" fo:margin-left="0in" fo:text-indent="0in">
        <style:tab-stops/>
      </style:paragraph-properties>
      <style:text-properties fo:font-size="12.5pt" style:font-size-asian="12.5pt"/>
    </style:style>
    <style:style style:name="P28" style:parent-style-name="ListParagraph" style:list-style-name="LFO3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29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0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1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  <style:text-properties fo:background-color="#FFFF00"/>
    </style:style>
    <style:style style:name="P32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33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34" style:parent-style-name="ListParagraph" style:family="paragraph">
      <style:paragraph-properties fo:margin-top="0.0131in" fo:text-indent="0in">
        <style:tab-stops>
          <style:tab-stop style:type="left" style:position="0in"/>
        </style:tab-stops>
      </style:paragraph-properties>
    </style:style>
    <style:style style:name="P35" style:parent-style-name="ListParagraph" style:list-style-name="LFO3" style:family="paragraph">
      <style:paragraph-properties fo:margin-top="0.0131in">
        <style:tab-stops>
          <style:tab-stop style:type="left" style:position="0.5in"/>
        </style:tab-stops>
      </style:paragraph-properties>
    </style:style>
    <style:style style:name="P36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7" style:parent-style-name="ListParagraph" style:list-style-name="LFO3" style:family="paragraph">
      <style:paragraph-properties fo:margin-top="0.0138in">
        <style:tab-stops>
          <style:tab-stop style:type="left" style:position="0in"/>
        </style:tab-stops>
      </style:paragraph-properties>
      <style:text-properties fo:background-color="#FFFF00"/>
    </style:style>
    <style:style style:name="P38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9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40" style:parent-style-name="BodyText" style:family="paragraph">
      <style:paragraph-properties fo:margin-top="0.0048in" fo:margin-left="0in" fo:text-indent="0in">
        <style:tab-stops/>
      </style:paragraph-properties>
      <style:text-properties fo:font-size="12.5pt" style:font-size-asian="12.5pt"/>
    </style:style>
    <style:style style:name="P41" style:parent-style-name="ListParagraph" style:list-style-name="LFO3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42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43" style:parent-style-name="ListParagraph" style:list-style-name="LFO3" style:family="paragraph">
      <style:paragraph-properties fo:margin-top="0.0138in">
        <style:tab-stops>
          <style:tab-stop style:type="left" style:position="0in"/>
        </style:tab-stops>
      </style:paragraph-properties>
    </style:style>
    <style:style style:name="P44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45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  <style:text-properties fo:background-color="#FFFF00"/>
    </style:style>
    <style:style style:name="P46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47" style:parent-style-name="ListParagraph" style:family="paragraph">
      <style:paragraph-properties fo:margin-top="0.0131in" fo:text-indent="0in">
        <style:tab-stops>
          <style:tab-stop style:type="left" style:position="0in"/>
        </style:tab-stops>
      </style:paragraph-properties>
    </style:style>
    <style:style style:name="P48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fo:letter-spacing="-0.0034in"/>
    </style:style>
    <style:style style:name="T50" style:parent-style-name="DefaultParagraphFont" style:family="text">
      <style:text-properties fo:letter-spacing="-0.0048in"/>
    </style:style>
    <style:style style:name="T51" style:parent-style-name="DefaultParagraphFont" style:family="text">
      <style:text-properties fo:letter-spacing="-0.002in"/>
    </style:style>
    <style:style style:name="T52" style:parent-style-name="DefaultParagraphFont" style:family="text">
      <style:text-properties fo:letter-spacing="-0.0034in"/>
    </style:style>
    <style:style style:name="P53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  <style:text-properties fo:background-color="#FFFF00"/>
    </style:style>
    <style:style style:name="P54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</style:style>
    <style:style style:name="P55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</style:style>
    <style:style style:name="P56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</style:style>
    <style:style style:name="P57" style:parent-style-name="Normal" style:family="paragraph">
      <style:paragraph-properties fo:widows="2" fo:orphans="2"/>
      <style:text-properties style:font-name="CIDFont+F1" style:font-name-asian="Calibri" style:font-name-complex="CIDFont+F1"/>
    </style:style>
    <style:style style:name="P58" style:parent-style-name="Normal" style:family="paragraph">
      <style:paragraph-properties fo:widows="2" fo:orphans="2"/>
      <style:text-properties style:font-name="CIDFont+F1" style:font-name-asian="Calibri" style:font-name-complex="CIDFont+F1" fo:font-weight="bold" style:font-weight-asian="bold"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fo:widows="2" fo:orphans="2"/>
      <style:text-properties style:font-name="CIDFont+F1" style:font-name-asian="Calibri" style:font-name-complex="CIDFont+F1"/>
    </style:style>
    <style:style style:name="P60" style:parent-style-name="ListParagraph" style:list-style-name="LFO12" style:family="paragraph">
      <style:paragraph-properties fo:margin-top="0.0319in" fo:line-height="107%" fo:margin-right="0.5208in">
        <style:tab-stops>
          <style:tab-stop style:type="left" style:position="0in"/>
        </style:tab-stops>
      </style:paragraph-properties>
    </style:style>
    <style:style style:name="P61" style:parent-style-name="ListParagraph" style:list-style-name="LFO4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62" style:parent-style-name="ListParagraph" style:list-style-name="LFO4" style:family="paragraph">
      <style:paragraph-properties fo:margin-top="0.0138in" fo:line-height="107%">
        <style:tab-stops>
          <style:tab-stop style:type="left" style:position="0in"/>
        </style:tab-stops>
      </style:paragraph-properties>
      <style:text-properties fo:background-color="#FFFF00"/>
    </style:style>
    <style:style style:name="P63" style:parent-style-name="ListParagraph" style:list-style-name="LFO4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P64" style:parent-style-name="ListParagraph" style:list-style-name="LFO4" style:family="paragraph">
      <style:paragraph-properties fo:margin-top="0.0145in">
        <style:tab-stops>
          <style:tab-stop style:type="left" style:position="0in"/>
        </style:tab-stops>
      </style:paragraph-properties>
    </style:style>
    <style:style style:name="P65" style:parent-style-name="BodyText" style:family="paragraph">
      <style:paragraph-properties fo:margin-top="0.0034in" fo:margin-left="0in" fo:text-indent="0in">
        <style:tab-stops/>
      </style:paragraph-properties>
      <style:text-properties fo:font-size="12.5pt" style:font-size-asian="12.5pt"/>
    </style:style>
    <style:style style:name="P66" style:parent-style-name="ListParagraph" style:list-style-name="LFO12" style:family="paragraph">
      <style:paragraph-properties fo:margin-top="0in" fo:line-height="107%" fo:margin-right="0.0729in">
        <style:tab-stops>
          <style:tab-stop style:type="left" style:position="0in"/>
        </style:tab-stops>
      </style:paragraph-properties>
    </style:style>
    <style:style style:name="P67" style:parent-style-name="ListParagraph" style:list-style-name="LFO12" style:family="paragraph">
      <style:paragraph-properties fo:margin-top="0.0006in" fo:line-height="107%" fo:margin-left="0.8125in">
        <style:tab-stops>
          <style:tab-stop style:type="left" style:position="0.0069in"/>
        </style:tab-stops>
      </style:paragraph-properties>
    </style:style>
    <style:style style:name="P68" style:parent-style-name="ListParagraph" style:list-style-name="LFO12" style:family="paragraph">
      <style:paragraph-properties fo:margin-top="0.0131in" fo:margin-left="0.8125in">
        <style:tab-stops>
          <style:tab-stop style:type="left" style:position="0.0062in"/>
          <style:tab-stop style:type="left" style:position="0.0069in"/>
        </style:tab-stops>
      </style:paragraph-properties>
    </style:style>
    <style:style style:name="P69" style:parent-style-name="ListParagraph" style:list-style-name="LFO12" style:family="paragraph">
      <style:paragraph-properties fo:margin-top="0.0131in" fo:line-height="107%" fo:margin-left="0.8125in">
        <style:tab-stops>
          <style:tab-stop style:type="left" style:position="0.0062in"/>
          <style:tab-stop style:type="left" style:position="0.0069in"/>
        </style:tab-stops>
      </style:paragraph-properties>
    </style:style>
    <style:style style:name="P70" style:parent-style-name="ListParagraph" style:list-style-name="LFO12" style:family="paragraph">
      <style:paragraph-properties fo:margin-top="0.0131in" fo:line-height="107%" fo:margin-left="0.8125in">
        <style:tab-stops>
          <style:tab-stop style:type="left" style:position="0.0062in"/>
          <style:tab-stop style:type="left" style:position="0.0069in"/>
        </style:tab-stops>
      </style:paragraph-properties>
      <style:text-properties fo:background-color="#FFFF00"/>
    </style:style>
    <style:style style:name="P71" style:parent-style-name="ListParagraph" style:list-style-name="LFO12" style:family="paragraph">
      <style:paragraph-properties fo:margin-left="0.8125in">
        <style:tab-stops>
          <style:tab-stop style:type="left" style:position="0.0069in"/>
        </style:tab-stops>
      </style:paragraph-properties>
    </style:style>
    <style:style style:name="P72" style:parent-style-name="BodyText" style:family="paragraph">
      <style:paragraph-properties fo:margin-top="0.0027in" fo:margin-left="0in" fo:text-indent="0in">
        <style:tab-stops/>
      </style:paragraph-properties>
      <style:text-properties fo:font-size="12.5pt" style:font-size-asian="12.5pt"/>
    </style:style>
    <style:style style:name="P73" style:parent-style-name="ListParagraph" style:list-style-name="LFO12" style:family="paragraph">
      <style:paragraph-properties fo:margin-top="0in" fo:line-height="107%">
        <style:tab-stops>
          <style:tab-stop style:type="left" style:position="0in"/>
        </style:tab-stops>
      </style:paragraph-properties>
    </style:style>
    <style:style style:name="P74" style:parent-style-name="ListParagraph" style:list-style-name="LFO12" style:family="paragraph">
      <style:paragraph-properties fo:margin-left="0.8125in">
        <style:tab-stops>
          <style:tab-stop style:type="left" style:position="0.0069in"/>
        </style:tab-stops>
      </style:paragraph-properties>
    </style:style>
    <style:style style:name="T75" style:parent-style-name="DefaultParagraphFont" style:family="text">
      <style:text-properties fo:background-color="#FFFF00"/>
    </style:style>
    <style:style style:name="P76" style:parent-style-name="ListParagraph" style:list-style-name="LFO12" style:family="paragraph">
      <style:paragraph-properties fo:line-height="107%" fo:margin-left="0.8125in">
        <style:tab-stops>
          <style:tab-stop style:type="left" style:position="0.0069in"/>
        </style:tab-stops>
      </style:paragraph-properties>
    </style:style>
    <style:style style:name="P77" style:parent-style-name="ListParagraph" style:list-style-name="LFO12" style:family="paragraph">
      <style:paragraph-properties fo:margin-top="0.0131in" fo:margin-left="0.8125in">
        <style:tab-stops>
          <style:tab-stop style:type="left" style:position="0.0069in"/>
        </style:tab-stops>
      </style:paragraph-properties>
    </style:style>
    <style:style style:name="T78" style:parent-style-name="DefaultParagraphFont" style:family="text">
      <style:text-properties fo:letter-spacing="-0.0013in"/>
    </style:style>
    <style:style style:name="P79" style:parent-style-name="ListParagraph" style:list-style-name="LFO12" style:family="paragraph">
      <style:paragraph-properties fo:margin-top="0.0131in" fo:line-height="107%" fo:margin-left="0.8125in">
        <style:tab-stops>
          <style:tab-stop style:type="left" style:position="0.0069in"/>
        </style:tab-stops>
      </style:paragraph-properties>
    </style:style>
  </office:automatic-styles>
  <office:body>
    <office:text text:use-soft-page-breaks="true">
      <text:p text:style-name="P1"><text:span text:style-name="T4">Answers highlighted in<text:s/></text:span><text:span text:style-name="T5">yellow.</text:span></text:p>
      <text:p text:style-name="P6"/>
      <text:p text:style-name="P7">Module 1 Quiz</text:p>
      <text:p text:style-name="P8"/>
      <text:list text:style-name="LFO2">
        <text:list-item text:start-value="1">
          <text:p text:style-name="P9">Which<text:span text:style-name="T10"><text:s/></text:span>of<text:span text:style-name="T11"><text:s/></text:span>the<text:span text:style-name="T12"><text:s/></text:span>following<text:span text:style-name="T13"><text:s/></text:span>statements about the natural space environment is TRUE?</text:p>
        </text:list-item>
      </text:list>
      <text:list text:style-name="LFO2" text:continue-numbering="true">
        <text:list-item>
          <text:list>
            <text:list-item>
              <text:p text:style-name="P14">The space environment is only hazardous during solar maximum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5">The hazards a satellite will experience from the space environment depends on its orbit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6">The trapped proton belt fluxes are the only phenomena that causes single event effects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7">All<text:span text:style-name="T18"><text:s/>of<text:s/></text:span>the<text:span text:style-name="T19"><text:s/></text:span><text:span text:style-name="T20">above</text:span><text:span text:style-name="T21"><text:s/>(a,b,c)</text:span><text:span text:style-name="T22">.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3">None<text:span text:style-name="T24"><text:s/></text:span>of<text:span text:style-name="T25"><text:s/></text:span>the<text:span text:style-name="T26"><text:s/>above (a,b,c).</text:span></text:p>
            </text:list-item>
          </text:list>
        </text:list-item>
      </text:list>
      <text:p text:style-name="P27"/>
      <text:list text:style-name="LFO2" text:continue-numbering="true">
        <text:list-item>
          <text:p text:style-name="P28">The hazard from which of these increases during solar minimum?</text:p>
        </text:list-item>
      </text:list>
      <text:list text:style-name="LFO2" text:continue-numbering="true">
        <text:list-item>
          <text:list>
            <text:list-item>
              <text:p text:style-name="P29">Trapped proton flux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0">Solar particle events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1">Galactic Cosmic Rays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2">All of the above (a,b,c)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3">None of the above (a,b,c).</text:p>
            </text:list-item>
          </text:list>
        </text:list-item>
      </text:list>
      <text:p text:style-name="P34"/>
      <text:list text:style-name="LFO2" text:continue-numbering="true">
        <text:list-item>
          <text:p text:style-name="P35">Which of these orbits will experience the greatest hazard from trapped proton fluxes?</text:p>
        </text:list-item>
      </text:list>
      <text:list text:style-name="LFO2" text:continue-numbering="true">
        <text:list-item>
          <text:list>
            <text:list-item>
              <text:p text:style-name="P36">Geosynchronous (GEO)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7">Polar LEO (800 km, 98 deg inclination)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8">Mid-Latitude LEO (400 km, 50 deg inclination)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9">Cis-Lunar/Interplanetary</text:p>
            </text:list-item>
          </text:list>
        </text:list-item>
      </text:list>
      <text:p text:style-name="P40"/>
      <text:list text:style-name="LFO2" text:continue-numbering="true">
        <text:list-item>
          <text:p text:style-name="P41">Which of the following describes solar particle events?<text:s/></text:p>
        </text:list-item>
      </text:list>
      <text:list text:style-name="LFO2" text:continue-numbering="true">
        <text:list-item>
          <text:list>
            <text:list-item>
              <text:p text:style-name="P42">They are episodic events resulting from an eruption on the sun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3">As a result of geomagnetic shielding, SEPs are mostly observed in the polar regions of LEO orbits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4">They include energetic protons and heavy ions up to 100s of MeV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5">All of the above<text:s/>(a,b,c)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6">None of the above (a,b,c).</text:p>
            </text:list-item>
          </text:list>
        </text:list-item>
      </text:list>
      <text:p text:style-name="P47"/>
      <text:list text:style-name="LFO2" text:continue-numbering="true">
        <text:list-item>
          <text:p text:style-name="P48">Which<text:span text:style-name="T49"><text:s/></text:span>of<text:span text:style-name="T50"><text:s/></text:span>the<text:span text:style-name="T51"><text:s/></text:span>following<text:span text:style-name="T52"><text:s/></text:span>models should be used to characterize the trapped radiation environment?</text:p>
        </text:list-item>
      </text:list>
      <text:list text:style-name="LFO2" text:continue-numbering="true">
        <text:list-item>
          <text:list>
            <text:list-item>
              <text:p text:style-name="P53">AE9/AP9-IRENE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4">CREME96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5">SAPPHIRE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6">ESP/PSYCHIC</text:p>
            </text:list-item>
          </text:list>
        </text:list-item>
      </text:list>
      <text:p text:style-name="P57"/>
      <text:p text:style-name="P58">Module 3<text:s/>Quiz</text:p>
      <text:p text:style-name="P59"/>
      <text:list text:style-name="LFO12" text:continue-numbering="true">
        <text:list-item>
          <text:p text:style-name="P60">What is the correct categorization of destructive and non-destructive SEEs?</text:p>
        </text:list-item>
      </text:list>
      <text:list text:style-name="LFO4" text:continue-numbering="true">
        <text:list-item>
          <text:list>
            <text:list-item>
              <text:p text:style-name="P61">Destructive: SEFI, SEB, SEGR; Non-Destructive: SEU, SET, SEL</text:p>
            </text:list-item>
            <text:list-item>
              <text:p text:style-name="P62">Destructive: SEL, SEB, SEGR; Non-Destructive: SEU, SET, SEFI</text:p>
            </text:list-item>
            <text:list-item>
              <text:p text:style-name="P63">Destructive: SEL, SEU, SEGR; Non-Destructive: SEB, SET, SEFI</text:p>
            </text:list-item>
            <text:list-item>
              <text:p text:style-name="P64">Destructive: SEL, SEFI, SEB; Non-Destructive: SEU, SET, SEGR</text:p>
            </text:list-item>
          </text:list>
        </text:list-item>
      </text:list>
      <text:p text:style-name="P65"/>
      <text:list text:style-name="LFO12" text:continue-numbering="true">
        <text:list-item>
          <text:p text:style-name="P66">Which of the following is true of an SEU in the CRAM of an FPGA?</text:p>
          <text:list text:continue-numbering="true">
            <text:list-item>
              <text:p text:style-name="P67">It may be scrubbed.</text:p>
            </text:list-item>
            <text:list-item>
              <text:p text:style-name="P68">It may be masked by the user logic.</text:p>
            </text:list-item>
            <text:list-item>
              <text:p text:style-name="P69">It may be propagated to the output.<text:s/></text:p>
            </text:list-item>
            <text:list-item>
              <text:p text:style-name="P70">All of above (a, b, and c)</text:p>
            </text:list-item>
            <text:list-item>
              <text:p text:style-name="P71">None of above (a, b, c, and d).</text:p>
            </text:list-item>
          </text:list>
        </text:list-item>
      </text:list>
      <text:p text:style-name="P72"/>
      <text:list text:style-name="LFO12" text:continue-numbering="true">
        <text:list-item>
          <text:p text:style-name="P73">Which of the following is an example of Logical Masking?</text:p>
          <text:list text:continue-numbering="true">
            <text:list-item>
              <text:p text:style-name="P74"><text:span text:style-name="T75">SEU output occurs at a “don’t care” input to a combinational logic gate</text:span>.</text:p>
            </text:list-item>
            <text:list-item>
              <text:p text:style-name="P76">SET is not latched in a flip-flop because it dissipates before a clock can latch it into an SEU.</text:p>
            </text:list-item>
            <text:list-item>
              <text:p text:style-name="P77"><text:span text:style-name="T78">SET is not propagated through the combinational gates because the parasitic capacitance and resistance filter out the waveform.</text:span></text:p>
            </text:list-item>
            <text:list-item>
              <text:p text:style-name="P79">SEU corrupts register that is updated/refreshed before use in a program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left="0.8194in" fo:text-indent="-0.25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top="0.0152in" fo:margin-left="0.8194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/>
    </style:style>
    <style:style style:name="BodyTextChar" style:display-name="Body Text Char" style:family="text" style:parent-style-name="DefaultParagraphFont">
      <style:text-properties style:font-name="Calibri" style:font-name-asian="Calibri" style:font-name-complex="Calibr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4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style:style style:name="WW_CharLFO5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5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style:style style:name="WW_CharLFO6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6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6LVL3" style:family="text">
      <style:text-properties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style:style style:name="WW_CharLFO7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7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7LVL3" style:family="text">
      <style:text-properties fo:language="en" fo:country="US" style:language-asian="en" style:country-asian="US" style:language-complex="ar" style:country-complex="SA"/>
    </style:style>
    <style:style style:name="WW_CharLFO7LVL4" style:family="text">
      <style:text-properties fo:language="en" fo:country="US" style:language-asian="en" style:country-asian="US" style:language-complex="ar" style:country-complex="SA"/>
    </style:style>
    <style:style style:name="WW_CharLFO7LVL5" style:family="text">
      <style:text-properties fo:language="en" fo:country="US" style:language-asian="en" style:country-asian="US" style:language-complex="ar" style:country-complex="SA"/>
    </style:style>
    <style:style style:name="WW_CharLFO7LVL6" style:family="text">
      <style:text-properties fo:language="en" fo:country="US" style:language-asian="en" style:country-asian="US" style:language-complex="ar" style:country-complex="SA"/>
    </style:style>
    <style:style style:name="WW_CharLFO7LVL7" style:family="text">
      <style:text-properties fo:language="en" fo:country="US" style:language-asian="en" style:country-asian="US" style:language-complex="ar" style:country-complex="SA"/>
    </style:style>
    <style:style style:name="WW_CharLFO7LVL8" style:family="text">
      <style:text-properties fo:language="en" fo:country="US" style:language-asian="en" style:country-asian="US" style:language-complex="ar" style:country-complex="SA"/>
    </style:style>
    <style:style style:name="WW_CharLFO7LVL9" style:family="text">
      <style:text-properties fo:language="en" fo:country="US" style:language-asian="en" style:country-asian="US" style:language-complex="ar" style:country-complex="SA"/>
    </style:style>
    <style:style style:name="WW_CharLFO8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8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8LVL3" style:family="text">
      <style:text-properties fo:language="en" fo:country="US" style:language-asian="en" style:country-asian="US" style:language-complex="ar" style:country-complex="SA"/>
    </style:style>
    <style:style style:name="WW_CharLFO8LVL4" style:family="text">
      <style:text-properties fo:language="en" fo:country="US" style:language-asian="en" style:country-asian="US" style:language-complex="ar" style:country-complex="SA"/>
    </style:style>
    <style:style style:name="WW_CharLFO8LVL5" style:family="text">
      <style:text-properties fo:language="en" fo:country="US" style:language-asian="en" style:country-asian="US" style:language-complex="ar" style:country-complex="SA"/>
    </style:style>
    <style:style style:name="WW_CharLFO8LVL6" style:family="text">
      <style:text-properties fo:language="en" fo:country="US" style:language-asian="en" style:country-asian="US" style:language-complex="ar" style:country-complex="SA"/>
    </style:style>
    <style:style style:name="WW_CharLFO8LVL7" style:family="text">
      <style:text-properties fo:language="en" fo:country="US" style:language-asian="en" style:country-asian="US" style:language-complex="ar" style:country-complex="SA"/>
    </style:style>
    <style:style style:name="WW_CharLFO8LVL8" style:family="text">
      <style:text-properties fo:language="en" fo:country="US" style:language-asian="en" style:country-asian="US" style:language-complex="ar" style:country-complex="SA"/>
    </style:style>
    <style:style style:name="WW_CharLFO8LVL9" style:family="text">
      <style:text-properties fo:language="en" fo:country="US" style:language-asian="en" style:country-asian="US" style:language-complex="ar" style:country-complex="SA"/>
    </style:style>
    <style:style style:name="WW_CharLFO12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0083in" text:min-label-width="0.25in" text:list-level-position-and-space-mode="label-alignment">
          <style:list-level-label-alignment text:label-followed-by="listtab" fo:margin-left="0.2583in" fo:text-indent="-0.25in"/>
        </style:list-level-properties>
      </text:list-level-style-number>
      <text:list-level-style-bullet text:level="2" text:style-name="WW_CharLFO1LVL2" text:bullet-char="•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</text:list-level-style-bullet>
      <text:list-level-style-bullet text:level="3" text:style-name="WW_CharLFO1LVL3" text:bullet-char="•">
        <style:list-level-properties text:space-before="1.1125in" text:min-label-width="0.25in" text:list-level-position-and-space-mode="label-alignment">
          <style:list-level-label-alignment text:label-followed-by="listtab" fo:margin-left="1.3625in" fo:text-indent="-0.25in"/>
        </style:list-level-properties>
      </text:list-level-style-bullet>
      <text:list-level-style-bullet text:level="4" text:style-name="WW_CharLFO1LVL4" text:bullet-char="•">
        <style:list-level-properties text:space-before="1.6618in" text:min-label-width="0.25in" text:list-level-position-and-space-mode="label-alignment">
          <style:list-level-label-alignment text:label-followed-by="listtab" fo:margin-left="1.9118in" fo:text-indent="-0.25in"/>
        </style:list-level-properties>
      </text:list-level-style-bullet>
      <text:list-level-style-bullet text:level="5" text:style-name="WW_CharLFO1LVL5" text:bullet-char="•">
        <style:list-level-properties text:space-before="2.2111in" text:min-label-width="0.25in" text:list-level-position-and-space-mode="label-alignment">
          <style:list-level-label-alignment text:label-followed-by="listtab" fo:margin-left="2.4611in" fo:text-indent="-0.25in"/>
        </style:list-level-properties>
      </text:list-level-style-bullet>
      <text:list-level-style-bullet text:level="6" text:style-name="WW_CharLFO1LVL6" text:bullet-char="•">
        <style:list-level-properties text:space-before="2.7611in" text:min-label-width="0.25in" text:list-level-position-and-space-mode="label-alignment">
          <style:list-level-label-alignment text:label-followed-by="listtab" fo:margin-left="3.0111in" fo:text-indent="-0.25in"/>
        </style:list-level-properties>
      </text:list-level-style-bullet>
      <text:list-level-style-bullet text:level="7" text:style-name="WW_CharLFO1LVL7" text:bullet-char="•">
        <style:list-level-properties text:space-before="3.3104in" text:min-label-width="0.25in" text:list-level-position-and-space-mode="label-alignment">
          <style:list-level-label-alignment text:label-followed-by="listtab" fo:margin-left="3.5604in" fo:text-indent="-0.25in"/>
        </style:list-level-properties>
      </text:list-level-style-bullet>
      <text:list-level-style-bullet text:level="8" text:style-name="WW_CharLFO1LVL8" text:bullet-char="•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</text:list-level-style-bullet>
      <text:list-level-style-bullet text:level="9" text:style-name="WW_CharLFO1LVL9" text:bullet-char="•">
        <style:list-level-properties text:space-before="4.409in" text:min-label-width="0.25in" text:list-level-position-and-space-mode="label-alignment">
          <style:list-level-label-alignment text:label-followed-by="listtab" fo:margin-left="4.659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2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2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2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2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2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2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2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2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4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4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4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4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4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4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4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4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5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5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5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5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5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5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5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5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6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6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6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6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6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6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6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6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7">
      <text:list-level-style-number text:level="1" text:style-name="WW_CharLFO7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7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7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7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7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7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7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7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7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8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8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8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8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8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8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8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8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2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305in" fo:margin-left="1.1805in" fo:margin-bottom="0.704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277in"/>
      </style:header-style>
      <style:footer-style>
        <style:header-footer-properties style:dynamic-spacing="true" fo:min-height="0.1291in"/>
      </style:footer-style>
    </style:page-layout>
    <style:style style:name="P2" style:parent-style-name="BodyText" style:family="paragraph">
      <style:paragraph-properties fo:line-height="5%" fo:margin-left="0in" fo:text-indent="0in">
        <style:tab-stops/>
      </style:paragraph-properties>
      <style:text-properties fo:font-size="10pt" style:font-size-asian="10pt"/>
    </style:style>
    <style:style style:name="P3" style:parent-style-name="BodyText" style:family="paragraph">
      <style:paragraph-properties fo:line-height="5%" fo:margin-left="0in" fo:text-indent="0in">
        <style:tab-stops/>
      </style:paragraph-properties>
      <style:text-properties fo:font-size="10pt" style:font-size-asian="10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icrosoft Word - Quiz Questions for SEE Basic Concepts - Answers.docx</dc:title>
    <meta:initial-creator>davi1811</meta:initial-creator>
    <dc:creator>Loveless, Daniel</dc:creator>
    <meta:creation-date>2024-09-16T15:18:00Z</meta:creation-date>
    <dc:date>2024-09-16T15:18:00Z</dc:date>
    <meta:print-date>2022-09-26T16:42:00Z</meta:print-date>
    <meta:template xlink:href="Normal.dotm" xlink:type="simple"/>
    <meta:editing-cycles>2</meta:editing-cycles>
    <meta:editing-duration>PT60S</meta:editing-duration>
    <meta:user-defined meta:name="Created" meta:value-type="date">2022-09-26T00:00:00Z</meta:user-defined>
    <meta:user-defined meta:name="LastSaved" meta:value-type="date">2022-09-26T00:00:00Z</meta:user-defined>
    <meta:user-defined meta:name="Producer">Microsoft: Print To PDF</meta:user-defined>
    <meta:document-statistic meta:page-count="2" meta:paragraph-count="4" meta:word-count="340" meta:character-count="2274" meta:row-count="16" meta:non-whitespace-character-count="1938"/>
  </office:meta>
</office:document-meta>
</file>